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fo:color="#cc0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admin1@ubuntu18</text:span>:<text:span text:style-name="T2">~</text:span>$ cd Programming</text:p>
      <text:p text:style-name="Preformatted_20_Text"><text:span text:style-name="T1">admin1@ubuntu18</text:span>:<text:span text:style-name="T2">~/Programming</text:span>$ cd WEB</text:p>
      <text:p text:style-name="Preformatted_20_Text"><text:span text:style-name="T1">admin1@ubuntu18</text:span>:<text:span text:style-name="T2">~/Programming/WEB</text:span>$ cd Backends</text:p>
      <text:p text:style-name="Preformatted_20_Text"><text:span text:style-name="T1">admin1@ubuntu18</text:span>:<text:span text:style-name="T2">~/Programming/WEB/Backends</text:span>$ cd bookmarks</text:p>
      <text:p text:style-name="Preformatted_20_Text"><text:span text:style-name="T1">admin1@ubuntu18</text:span>:<text:span text:style-name="T2">~/Programming/WEB/Backends/bookmarks</text:span>$ . bookmarks_env/bin/activate</text:p>
      <text:p text:style-name="Preformatted_20_Text"/>
      <text:p text:style-name="P1">(bookmarks_env) <text:span text:style-name="T1">admin1@ubuntu18</text:span>:<text:span text:style-name="T2">~/Programming/WEB/Backends/bookmarks/bookmarks</text:span>$ python3 manage.py runserver</text:p>
      <text:p text:style-name="Preformatted_20_Text">Performing system checks...</text:p>
      <text:p text:style-name="Preformatted_20_Text"/>
      <text:p text:style-name="Preformatted_20_Text">System check identified no issues (0 silenced).</text:p>
      <text:p text:style-name="Preformatted_20_Text"/>
      <text:p text:style-name="P2">You have 14 unapplied migration(s). Your project may not work properly until you apply the migrations for app(s): admin, auth, contenttypes, sessions.</text:p>
      <text:p text:style-name="P2">Run &amp;apos;python manage.py migrate&amp;apos; to apply them.</text:p>
      <text:p text:style-name="Preformatted_20_Text"/>
      <text:p text:style-name="Preformatted_20_Text">April 23, 2019 - 09:58:27</text:p>
      <text:p text:style-name="Preformatted_20_Text">Django version 2.0.13, using settings &amp;apos;bookmarks.settings&amp;apos;</text:p>
      <text:p text:style-name="Preformatted_20_Text">Starting development server at http://127.0.0.1:8000/</text:p>
      <text:p text:style-name="P1">Quit the server with CONTROL-C.</text:p>
      <text:p text:style-name="P1"/>
      <text:p text:style-name="Preformatted_20_Text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49:17.356195057</meta:creation-date>
    <dc:date>2019-04-23T13:03:09.409811474</dc:date>
    <meta:editing-duration>PT3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80" meta:character-count="817" meta:non-whitespace-character-count="751"/>
  </office:meta>
</office:document-meta>
</file>